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2.1972in"/>
    </style:style>
    <style:style style:name="co10" style:family="table-column">
      <style:table-column-properties fo:break-before="auto" style:column-width="0.7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0)" table:allow-empty-cell="true" table:base-cell-address="Éxito.F2">
          <table:error-message table:message-type="stop" table:display="true"/>
        </table:content-validation>
      </table:content-validations>
      <table:table table:name="Total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racterística</text:p>
          </table:table-cell>
          <table:table-cell table:style-name="Default" office:value-type="string" calcext:value-type="string">
            <text:p>Valor</text:p>
          </table:table-cell>
          <table:table-cell/>
          <table:table-cell office:value-type="string" calcext:value-type="string">
            <text:p>Umb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usibilidad</text:p>
          </table:table-cell>
          <table:table-cell table:formula="of:=[$Plausibilidad.I15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stificación</text:p>
          </table:table-cell>
          <table:table-cell table:formula="of:=[$Justificación.I12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cuación</text:p>
          </table:table-cell>
          <table:table-cell table:formula="of:=[$Adecuación.I17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xito</text:p>
          </table:table-cell>
          <table:table-cell table:formula="of:=[$Éxito.I22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IF(AND([.B2:.B5]); AVERAGE([.B2:.B5]); 0)" office:value-type="percentage" office:value="0" calcext:value-type="percentage">
            <text:p>0.00%</text:p>
          </table:table-cell>
          <table:table-cell table:number-columns-repeated="3"/>
        </table:table-row>
      </table:table>
      <table:table table:name="Plausibilida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Existen expertos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2] = &quot;Deseable&quot;; 1; QUOTIENT([.F2]; [$Total.$E$1]))" office:value-type="float" office:value="0" calcext:value-type="float">
            <text:p>0</text:p>
          </table:table-cell>
          <table:table-cell table:formula="of:=[.E2]*[.F2]" office:value-type="float" office:value="0" calcext:value-type="float">
            <text:p>0</text:p>
          </table:table-cell>
          <table:table-cell table:formula="of:=[.E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El experto asignado es genuino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3] = &quot;Deseable&quot;; 1; QUOTIENT([.F3]; [$Total.$E$1]))" office:value-type="float" office:value="0" calcext:value-type="float">
            <text:p>0</text:p>
          </table:table-cell>
          <table:table-cell table:formula="of:=[.E3]*[.F3]" office:value-type="float" office:value="0" calcext:value-type="float">
            <text:p>0</text:p>
          </table:table-cell>
          <table:table-cell table:formula="of:=[.E3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El experto es cooperativo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4] = &quot;Deseable&quot;; 1; QUOTIENT([.F4]; [$Total.$E$1]))" office:value-type="float" office:value="1" calcext:value-type="float">
            <text:p>1</text:p>
          </table:table-cell>
          <table:table-cell table:formula="of:=[.E4]*[.F4]" office:value-type="float" office:value="0" calcext:value-type="float">
            <text:p>0</text:p>
          </table:table-cell>
          <table:table-cell table:formula="of:=[.E4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El experto es capaz de articular sus métodos pero no categoriza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5] = &quot;Deseable&quot;; 1; QUOTIENT([.F5]; [$Total.$E$1]))" office:value-type="float" office:value="1" calcext:value-type="float">
            <text:p>1</text:p>
          </table:table-cell>
          <table:table-cell table:formula="of:=[.E5]*[.F5]" office:value-type="float" office:value="0" calcext:value-type="float">
            <text:p>0</text:p>
          </table:table-cell>
          <table:table-cell table:formula="of:=[.E5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Existen suficientes casos de prueba; normales, típicos, ejemplares, correosos, etc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6] = &quot;Deseable&quot;; 1; QUOTIENT([.F6]; [$Total.$E$1]))" office:value-type="float" office:value="1" calcext:value-type="float">
            <text:p>1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a tarea está bien estructurada y se entiende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7] = &quot;Deseable&quot;; 1; QUOTIENT([.F7]; [$Total.$E$1]))"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ólo requiere habilidad cognoscitiva (no pericia física)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8] = &quot;Deseable&quot;; 1; QUOTIENT([.F8]; [$Total.$E$1]))" office:value-type="float" office:value="1" calcext:value-type="float">
            <text:p>1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No se precisan resultados óptimos sino sólo satisfactiorios, sin comprometer el proyecto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/>
          <table:table-cell table:formula="of:=IF([.D9] = &quot;Deseable&quot;; 1; QUOTIENT([.F9]; [$Total.$E$1]))" office:value-type="float" office:value="1" calcext:value-type="float">
            <text:p>1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E9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a tarea no require sentido común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/>
          <table:table-cell table:formula="of:=IF([.D10] = &quot;Deseable&quot;; 1; QUOTIENT([.F10]; [$Total.$E$1]))" office:value-type="float" office:value="1" calcext:value-type="float">
            <text:p>1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E10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os directivos están verdaderamente comprometidos con el proyecto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11] = &quot;Deseable&quot;; 1; QUOTIENT([.F11]; [$Total.$E$1]))" office:value-type="float" office:value="1" calcext:value-type="float">
            <text:p>1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E11]*10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1])" office:value-type="float" office:value="0" calcext:value-type="float">
            <text:p>0</text:p>
          </table:table-cell>
          <table:table-cell table:formula="of:=POWER(PRODUCT([.I2:.I11]); 1/10)" office:value-type="float" office:value="0" calcext:value-type="float">
            <text:p>0</text:p>
          </table:table-cell>
          <table:table-cell table:formula="of:=POWER(PRODUCT([.J2:.J11]); 1/10)" office:value-type="float" office:value="89.1614471159633" calcext:value-type="float">
            <text:p>89.16144711596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3] * [.I13] / [.J13]" office:value-type="percentage" office:value="0" calcext:value-type="percentage">
            <text:p>0.00%</text:p>
          </table:table-cell>
          <table:table-cell/>
        </table:table-row>
      </table:table>
      <table:table table:name="Justificación" table:style-name="ta1"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El experto NO está disponible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2] = &quot;Deseable&quot;; 1; QUOTIENT([.F2]; [$Total.$E$1]))" office:value-type="float" office:value="0" calcext:value-type="float">
            <text:p>0</text:p>
          </table:table-cell>
          <table:table-cell table:formula="of:=[.E2]*[.F2]" office:value-type="float" office:value="0" calcext:value-type="float">
            <text:p>0</text:p>
          </table:table-cell>
          <table:table-cell table:formula="of:=[.E2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ay escasez de experiencia humana</text:p>
          </table:table-cell>
          <table:table-cell office:value-type="string" calcext:value-type="string">
            <text:p>Deseabl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3] = &quot;Deseable&quot;; 1; QUOTIENT([.F3]; [$Total.$E$1]))" office:value-type="float" office:value="1" calcext:value-type="float">
            <text:p>1</text:p>
          </table:table-cell>
          <table:table-cell table:formula="of:=[.E3]*[.F3]" office:value-type="float" office:value="0" calcext:value-type="float">
            <text:p>0</text:p>
          </table:table-cell>
          <table:table-cell table:formula="of:=[.E3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iste necesidad de experiencia simultánea en muchos lugare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4] = &quot;Deseable&quot;; 1; QUOTIENT([.F4]; [$Total.$E$1]))" office:value-type="float" office:value="1" calcext:value-type="float">
            <text:p>1</text:p>
          </table:table-cell>
          <table:table-cell table:formula="of:=[.E4]*[.F4]" office:value-type="float" office:value="0" calcext:value-type="float">
            <text:p>0</text:p>
          </table:table-cell>
          <table:table-cell table:formula="of:=[.E4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cesidad de experiencia en entornoes hostiles, penosos y/o poco gratificantes</text:p>
          </table:table-cell>
          <table:table-cell office:value-type="string" calcext:value-type="string">
            <text:p>Esenci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/>
          <table:table-cell table:formula="of:=IF([.D5] = &quot;Deseable&quot;; 1; QUOTIENT([.F5]; [$Total.$E$1]))" office:value-type="float" office:value="0" calcext:value-type="float">
            <text:p>0</text:p>
          </table:table-cell>
          <table:table-cell table:formula="of:=[.E5]*[.F5]" office:value-type="float" office:value="0" calcext:value-type="float">
            <text:p>0</text:p>
          </table:table-cell>
          <table:table-cell table:formula="of:=[.E5]*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 existen soluciones alternativas adminisbles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6] = &quot;Deseable&quot;; 1; QUOTIENT([.F6]; [$Total.$E$1]))"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e espera una alta tasa de recuperación de la inversión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7] = &quot;Deseable&quot;; 1; QUOTIENT([.F7]; [$Total.$E$1]))" office:value-type="float" office:value="1" calcext:value-type="float">
            <text:p>1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esuelve una tarea útil y necesaria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8] = &quot;Deseable&quot;; 1; QUOTIENT([.F8]; [$Total.$E$1])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10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8])" office:value-type="float" office:value="0" calcext:value-type="float">
            <text:p>0</text:p>
          </table:table-cell>
          <table:table-cell table:formula="of:=POWER(PRODUCT([.I2:.I8]); 1/7)" office:value-type="float" office:value="0" calcext:value-type="float">
            <text:p>0</text:p>
          </table:table-cell>
          <table:table-cell table:formula="of:=POWER(PRODUCT([.J2:.J8]); 1/7)" office:value-type="float" office:value="86.3651011213651" calcext:value-type="float">
            <text:p>86.36510112136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0] * [.I10] / [.J10]" office:value-type="percentage" office:value="0" calcext:value-type="percentage">
            <text:p>0.00%</text:p>
          </table:table-cell>
          <table:table-cell/>
        </table:table-row>
      </table:table>
      <table:table table:name="Adecuación" table:style-name="ta1"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a experiencia del experto está poco organizada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2] = &quot;Deseable&quot;; 1; QUOTIENT([.F2]; [$Total.$E$1]))" office:value-type="float" office:value="1" calcext:value-type="float">
            <text:p>1</text:p>
          </table:table-cell>
          <table:table-cell table:formula="of:=[.E2]*[.F2]" office:value-type="float" office:value="0" calcext:value-type="float">
            <text:p>0</text:p>
          </table:table-cell>
          <table:table-cell table:formula="of:=[.E2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iene valor práctico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3] = &quot;Deseable&quot;; 1; QUOTIENT([.F3]; [$Total.$E$1]))" office:value-type="float" office:value="1" calcext:value-type="float">
            <text:p>1</text:p>
          </table:table-cell>
          <table:table-cell table:formula="of:=[.E3]*[.F3]" office:value-type="float" office:value="0" calcext:value-type="float">
            <text:p>0</text:p>
          </table:table-cell>
          <table:table-cell table:formula="of:=[.E3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s una tarea más táctica que estratégica</text:p>
          </table:table-cell>
          <table:table-cell office:value-type="string" calcext:value-type="string">
            <text:p>Deseabl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4] = &quot;Deseable&quot;; 1; QUOTIENT([.F4]; [$Total.$E$1]))" office:value-type="float" office:value="1" calcext:value-type="float">
            <text:p>1</text:p>
          </table:table-cell>
          <table:table-cell table:formula="of:=[.E4]*[.F4]" office:value-type="float" office:value="0" calcext:value-type="float">
            <text:p>0</text:p>
          </table:table-cell>
          <table:table-cell table:formula="of:=[.E4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a tarea da soluciones que sirvan a largo plazo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5] = &quot;Deseable&quot;; 1; QUOTIENT([.F5]; [$Total.$E$1]))" office:value-type="float" office:value="0" calcext:value-type="float">
            <text:p>0</text:p>
          </table:table-cell>
          <table:table-cell table:formula="of:=[.E5]*[.F5]" office:value-type="float" office:value="0" calcext:value-type="float">
            <text:p>0</text:p>
          </table:table-cell>
          <table:table-cell table:formula="of:=[.E5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a tarea no es demasiado fácil, pero es de conocimiento intensivo, tanto propio del dominio, como de manipulación de la información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6] = &quot;Deseable&quot;; 1; QUOTIENT([.F6]; [$Total.$E$1]))" office:value-type="float" office:value="1" calcext:value-type="float">
            <text:p>1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s de tamaño manejable, y/o es posible un enfoque gradual y/o, una descomposición en subtareas independientes.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7] = &quot;Deseable&quot;; 1; QUOTIENT([.F7]; [$Total.$E$1]))" office:value-type="float" office:value="1" calcext:value-type="float">
            <text:p>1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a tranferencia de experiencia entre humanos es factible (experto a aprendiz)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8] = &quot;Deseable&quot;; 1; QUOTIENT([.F8]; [$Total.$E$1]))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Estaba identificada como un problema en el área y los efectos de la introducción de un SE pueden planificarse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9] = &quot;Deseable&quot;; 1; QUOTIENT([.F9]; [$Total.$E$1]))" office:value-type="float" office:value="1" calcext:value-type="float">
            <text:p>1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E9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o requiere respuestas en tiempo real “inmediato”</text:p>
          </table:table-cell>
          <table:table-cell office:value-type="string" calcext:value-type="string">
            <text:p>Esenci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/>
          <table:table-cell table:formula="of:=IF([.D10] = &quot;Deseable&quot;; 1; QUOTIENT([.F10]; [$Total.$E$1]))"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E10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 tarea no requiere investigación básica</text:p>
          </table:table-cell>
          <table:table-cell office:value-type="string" calcext:value-type="string">
            <text:p>Esenci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/>
          <table:table-cell table:formula="of:=IF([.D11] = &quot;Deseable&quot;; 1; QUOTIENT([.F11]; [$Total.$E$1]))"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E11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El experto usabñasicamente razonamiento simbólico que implica factores subjetios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12] = &quot;Deseable&quot;; 1; QUOTIENT([.F12]; [$Total.$E$1]))" office:value-type="float" office:value="1" calcext:value-type="float">
            <text:p>1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E12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Es esencialmente de tipo heurístico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13] = &quot;Deseable&quot;; 1; QUOTIENT([.F13]; [$Total.$E$1]))" office:value-type="float" office:value="1" calcext:value-type="float">
            <text:p>1</text:p>
          </table:table-cell>
          <table:table-cell table:formula="of:=[.E13]*[.F13]" office:value-type="float" office:value="0" calcext:value-type="float">
            <text:p>0</text:p>
          </table:table-cell>
          <table:table-cell table:formula="of:=[.E13]*10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3])" office:value-type="float" office:value="0" calcext:value-type="float">
            <text:p>0</text:p>
          </table:table-cell>
          <table:table-cell table:formula="of:=POWER(PRODUCT([.I2:.I13]); 1/12)" office:value-type="float" office:value="0" calcext:value-type="float">
            <text:p>0</text:p>
          </table:table-cell>
          <table:table-cell table:formula="of:=POWER(PRODUCT([.J2:.J13]); 1/12)" office:value-type="float" office:value="62.7830980508688" calcext:value-type="float">
            <text:p>62.78309805086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15] * [.I15] / [.J15]" office:value-type="percentage" office:value="0" calcext:value-type="percentage">
            <text:p>0.00%</text:p>
          </table:table-cell>
          <table:table-cell/>
        </table:table-row>
      </table:table>
      <table:table table:name="Éxit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Denominación de la característi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o se sienten amenazados por el proyecto, son capaces de sentirse intelectualmente unidos al proyecto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2] = &quot;Deseable&quot;; 1; QUOTIENT([.F2]; [$Total.$E$1]))" office:value-type="float" office:value="1" calcext:value-type="float">
            <text:p>1</text:p>
          </table:table-cell>
          <table:table-cell table:formula="of:=[.E2]*[.F2]" office:value-type="float" office:value="0" calcext:value-type="float">
            <text:p>0</text:p>
          </table:table-cell>
          <table:table-cell table:formula="of:=[.E2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Tienen un brillante historial en la realización de esta tarea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3] = &quot;Deseable&quot;; 1; QUOTIENT([.F3]; [$Total.$E$1]))" office:value-type="float" office:value="1" calcext:value-type="float">
            <text:p>1</text:p>
          </table:table-cell>
          <table:table-cell table:formula="of:=[.E3]*[.F3]" office:value-type="float" office:value="0" calcext:value-type="float">
            <text:p>0</text:p>
          </table:table-cell>
          <table:table-cell table:formula="of:=[.E3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Hay acuerdos en lo que consitutye una buena solución a la tarea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4] = &quot;Deseable&quot;; 1; QUOTIENT([.F4]; [$Total.$E$1]))" office:value-type="float" office:value="1" calcext:value-type="float">
            <text:p>1</text:p>
          </table:table-cell>
          <table:table-cell table:formula="of:=[.E4]*[.F4]" office:value-type="float" office:value="0" calcext:value-type="float">
            <text:p>0</text:p>
          </table:table-cell>
          <table:table-cell table:formula="of:=[.E4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a única justificación para dar un paso en la solución es la calidad de la solución final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5] = &quot;Deseable&quot;; 1; QUOTIENT([.F5]; [$Total.$E$1]))" office:value-type="float" office:value="1" calcext:value-type="float">
            <text:p>1</text:p>
          </table:table-cell>
          <table:table-cell table:formula="of:=[.E5]*[.F5]" office:value-type="float" office:value="0" calcext:value-type="float">
            <text:p>0</text:p>
          </table:table-cell>
          <table:table-cell table:formula="of:=[.E5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o hay un plazo de finalización estricto, ni <text:s/>ningún otro proyecto depende de esta tarea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6] = &quot;Deseable&quot;; 1; QUOTIENT([.F6]; [$Total.$E$1]))" office:value-type="float" office:value="1" calcext:value-type="float">
            <text:p>1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o está influenciada por vaivenes políticos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7] = &quot;Deseable&quot;; 1; QUOTIENT([.F7]; [$Total.$E$1]))"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xisten ya SS.EE. que resuelvan esa o parecidad tarea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8] = &quot;Deseable&quot;; 1; QUOTIENT([.F8]; [$Total.$E$1]))" office:value-type="float" office:value="1" calcext:value-type="float">
            <text:p>1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Hay cambios mínimos en los procedimientos habituales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9] = &quot;Deseable&quot;; 1; QUOTIENT([.F9]; [$Total.$E$1]))" office:value-type="float" office:value="1" calcext:value-type="float">
            <text:p>1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E9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Las soluciones son explicables o interactivas</text:p>
          </table:table-cell>
          <table:table-cell office:value-type="string" calcext:value-type="string">
            <text:p>Deseabl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/>
          <table:table-cell table:formula="of:=IF([.D10] = &quot;Deseable&quot;; 1; QUOTIENT([.F10]; [$Total.$E$1]))" office:value-type="float" office:value="1" calcext:value-type="float">
            <text:p>1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E10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La tarea es de I+D de caráctes práctico, pero no ambas cosas simultáneamente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11] = &quot;Deseable&quot;; 1; QUOTIENT([.F11]; [$Total.$E$1]))"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E11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stán mentalizados y tienen expectativas realistas tanto en alcance como en las limitaciones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12] = &quot;Deseable&quot;; 1; QUOTIENT([.F12]; [$Total.$E$1]))" office:value-type="float" office:value="1" calcext:value-type="float">
            <text:p>1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E12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 rechazan de plano esta tecnología</text:p>
          </table:table-cell>
          <table:table-cell office:value-type="string" calcext:value-type="string">
            <text:p>Esenci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/>
          <table:table-cell table:formula="of:=IF([.D13] = &quot;Deseable&quot;; 1; QUOTIENT([.F13]; [$Total.$E$1]))" office:value-type="float" office:value="0" calcext:value-type="float">
            <text:p>0</text:p>
          </table:table-cell>
          <table:table-cell table:formula="of:=[.E13]*[.F13]" office:value-type="float" office:value="0" calcext:value-type="float">
            <text:p>0</text:p>
          </table:table-cell>
          <table:table-cell table:formula="of:=[.E13]*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l sistema interactúa inteligente y amistosamente con el usuario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14] = &quot;Deseable&quot;; 1; QUOTIENT([.F14]; [$Total.$E$1]))" office:value-type="float" office:value="1" calcext:value-type="float">
            <text:p>1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E14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l sistema es capaz de explicar al usuario su razonamiento</text:p>
          </table:table-cell>
          <table:table-cell office:value-type="string" calcext:value-type="string">
            <text:p>Deseabl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/>
          <table:table-cell table:formula="of:=IF([.D15] = &quot;Deseable&quot;; 1; QUOTIENT([.F15]; [$Total.$E$1]))" office:value-type="float" office:value="1" calcext:value-type="float">
            <text:p>1</text:p>
          </table:table-cell>
          <table:table-cell table:formula="of:=[.E15]*[.F15]" office:value-type="float" office:value="0" calcext:value-type="float">
            <text:p>0</text:p>
          </table:table-cell>
          <table:table-cell table:formula="of:=[.E15]*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La inserción del sistema se efectua sin traumas; es decir, apenas se interfiere en la rutina cotidiana de la empresa</text:p>
          </table:table-cell>
          <table:table-cell office:value-type="string" calcext:value-type="string">
            <text:p>Deseabl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16] = &quot;Deseable&quot;; 1; QUOTIENT([.F16]; [$Total.$E$1]))" office:value-type="float" office:value="1" calcext:value-type="float">
            <text:p>1</text:p>
          </table:table-cell>
          <table:table-cell table:formula="of:=[.E16]*[.F16]" office:value-type="float" office:value="0" calcext:value-type="float">
            <text:p>0</text:p>
          </table:table-cell>
          <table:table-cell table:formula="of:=[.E16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stán comprometidos durante toda la duración del proyecto, incluso después de su implantación</text:p>
          </table:table-cell>
          <table:table-cell office:value-type="string" calcext:value-type="string">
            <text:p>Deseabl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/>
          <table:table-cell table:formula="of:=IF([.D17] = &quot;Deseable&quot;; 1; QUOTIENT([.F17]; [$Total.$E$1]))" office:value-type="float" office:value="1" calcext:value-type="float">
            <text:p>1</text:p>
          </table:table-cell>
          <table:table-cell table:formula="of:=[.E17]*[.F17]" office:value-type="float" office:value="0" calcext:value-type="float">
            <text:p>0</text:p>
          </table:table-cell>
          <table:table-cell table:formula="of:=[.E17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rectivos y, o usuarios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e efectúa una adecuada transferencia de tecnología</text:p>
          </table:table-cell>
          <table:table-cell office:value-type="string" calcext:value-type="string">
            <text:p>Esenci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/>
          <table:table-cell table:formula="of:=IF([.D18] = &quot;Deseable&quot;; 1; QUOTIENT([.F18]; [$Total.$E$1]))" office:value-type="float" office:value="0" calcext:value-type="float">
            <text:p>0</text:p>
          </table:table-cell>
          <table:table-cell table:formula="of:=[.E18]*[.F18]" office:value-type="float" office:value="0" calcext:value-type="float">
            <text:p>0</text:p>
          </table:table-cell>
          <table:table-cell table:formula="of:=[.E18]*10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PRODUCT([.H2:.H18])" office:value-type="float" office:value="0" calcext:value-type="float">
            <text:p>0</text:p>
          </table:table-cell>
          <table:table-cell table:formula="of:=POWER(PRODUCT([.I2:.I18]); 1/17)" office:value-type="float" office:value="0" calcext:value-type="float">
            <text:p>0</text:p>
          </table:table-cell>
          <table:table-cell table:formula="of:=POWER(PRODUCT([.J2:.J18]); 1/17)" office:value-type="float" office:value="66.5422107194388" calcext:value-type="float">
            <text:p>66.542210719438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ormalizado</text:p>
          </table:table-cell>
          <table:table-cell/>
          <table:table-cell table:style-name="ce1" table:formula="of:=[.H20] * [.I20] / [.J20]" office:value-type="percentage" office:value="0" calcext:value-type="percentage">
            <text:p>0.00%</text:p>
          </table:table-cell>
          <table:table-cell/>
        </table:table-row>
      </table:table>
      <table:named-expressions/>
      <table:database-ranges>
        <table:database-range table:name="__Anonymous_Sheet_DB__0" table:target-range-address="Total.A1:Total.A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4:14:39.822294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2:36.085127379</meta:creation-date>
    <dc:date>2024-05-24T14:17:53.909688844</dc:date>
    <meta:editing-duration>PT1H12M37S</meta:editing-duration>
    <meta:editing-cycles>3</meta:editing-cycles>
    <meta:generator>LibreOffice/7.5.9.2$Linux_X86_64 LibreOffice_project/50$Build-2</meta:generator>
    <meta:document-statistic meta:table-count="5" meta:cell-count="442" meta:object-count="0"/>
  </office:meta>
</office:document-meta>
</file>